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b44" officeooo:paragraph-rsid="000c1b44"/>
    </style:style>
    <style:style style:name="P2" style:family="paragraph" style:parent-style-name="Standard">
      <style:text-properties officeooo:rsid="000c8bdf" officeooo:paragraph-rsid="000c8bdf"/>
    </style:style>
    <style:style style:name="P3" style:family="paragraph" style:parent-style-name="Standard">
      <style:text-properties officeooo:rsid="000dde11" officeooo:paragraph-rsid="000dde11"/>
    </style:style>
    <style:style style:name="P4" style:family="paragraph" style:parent-style-name="Standard">
      <style:text-properties officeooo:rsid="000fd954" officeooo:paragraph-rsid="000fd954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tyle="normal"/>
    </style:style>
    <style:style style:name="T3" style:family="text">
      <style:text-properties style:font-name="Comic Sans MS" fo:font-style="normal" officeooo:rsid="000c8bdf"/>
    </style:style>
    <style:style style:name="T4" style:family="text">
      <style:text-properties style:font-name="Comic Sans MS" fo:font-style="normal" officeooo:rsid="000dde11"/>
    </style:style>
    <style:style style:name="T5" style:family="text">
      <style:text-properties style:font-name="Comic Sans MS" fo:font-style="normal" fo:font-weight="bold" style:font-weight-asian="bold" style:font-weight-complex="bold"/>
    </style:style>
    <style:style style:name="T6" style:family="text">
      <style:text-properties style:font-name="Comic Sans MS" fo:font-style="normal" officeooo:rsid="000fd954"/>
    </style:style>
    <style:style style:name="T7" style:family="text">
      <style:text-properties style:font-name="Comic Sans MS" fo:font-style="normal" officeooo:rsid="000fe9d1"/>
    </style:style>
    <style:style style:name="fr1" style:family="graphic" style:parent-style-name="Formula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-1</text:p>
      <text:p text:style-name="P3">les <text:span text:style-name="T2">noms, les poids, les tailles et le sexe des enfants âgés de 12 à 14 ans sont données sous formes de variable aléatoires</text:span></text:p>
      <text:p text:style-name="P3"><text:span text:style-name="T2"/></text:p>
      <text:p text:style-name="P1">1) Créer les vecteurs suivants</text:p>
      <text:p text:style-name="P1">Individu &lt;- c("Erika","Celia","Eric","Eve","Paul","Jean","Adam","Louis","Jules","Leo")<text:line-break/>Poids &lt;- c(16, 14, 13.5, 15.4, 16.5, 16, 17, 14.8, 17, 16.7)<text:line-break/>Taille &lt;- c(100.0, 97.0, 95.5, 101.0, 100.0, 98.5, 103.0, 98.0, 101.5, 100.0)<text:line-break/>Sexe &lt;- c("F", "F","G","F","G","G","G","G","G","G")</text:p>
      <text:p text:style-name="P1"/>
      <text:p text:style-name="P1">2) Calculer le poids moyen et la dispersion du poids autour de la moyenne</text:p>
      <text:p text:style-name="P1"/>
      <text:p text:style-name="P1">3) Calculer La taille <text:span text:style-name="T2">moyenne</text:span> et la dispersion <text:span text:style-name="T2">des tailles </text:span>autour de la moyenne</text:p>
      <text:p text:style-name="P1"/>
      <text:p text:style-name="P1">4) Calculer la <text:span text:style-name="T2">médiane</text:span> du poids <text:s/>et la taille médian<text:span text:style-name="T2">e</text:span></text:p>
      <text:p text:style-name="P1"><text:span text:style-name="T2"/></text:p>
      <text:p text:style-name="P1"><text:span text:style-name="T2">5) Calculer les quartiles du poids</text:span></text:p>
      <text:p text:style-name="P1"><text:span text:style-name="T2"/></text:p>
      <text:p text:style-name="P1"><text:span text:style-name="T2">6) Calculer les quartiles de la taille</text:span></text:p>
      <text:p text:style-name="P1"><text:span text:style-name="T2"/></text:p>
      <text:p text:style-name="P1"><text:span text:style-name="T2">7) Dire que fait la commandes summary(Poids)</text:span></text:p>
      <text:p text:style-name="P1"><text:span text:style-name="T2"/></text:p>
      <text:p text:style-name="P1"><text:span text:style-name="T2">8) Dire que fait la commandes summary(Taille)</text:span></text:p>
      <text:p text:style-name="P1"><text:span text:style-name="T2"/></text:p>
      <text:p text:style-name="P1"><text:span text:style-name="T2">9) Calculer l’indice de masse corporelle de chaque individu</text:span></text:p>
      <text:p text:style-name="P1"><draw:frame draw:style-name="fr1" draw:name="Objet1" text:anchor-type="char" svg:x="3.63cm" svg:y="0.15cm" svg:width="2.778cm" svg:height="1.59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"><text:span text:style-name="T2">la formule : </text:span></text:p>
      <text:p text:style-name="P1"><text:span text:style-name="T2"/></text:p>
      <text:p text:style-name="P1"><text:span text:style-name="T2"/></text:p>
      <text:p text:style-name="P1"><text:span text:style-name="T2">10) Créer une base de donnée (un Data.frame) contenant :</text:span></text:p>
      <text:p text:style-name="P1"><text:span text:style-name="T2">Individu, sexe , Poids , Taille et IMC</text:span></text:p>
      <text:p text:style-name="P1"><text:span text:style-name="T2"/></text:p>
      <text:p text:style-name="P1"><text:span text:style-name="T2">11) Tracer un nuage de poin</text:span><text:span text:style-name="T3">ts pour expliquer le poids par la taille</text:span></text:p>
      <text:p text:style-name="P1"><text:span text:style-name="T3"/></text:p>
      <text:p text:style-name="P2"><text:span text:style-name="T2">12) Donner la droite d’ajustement linéaire déterminée par la méthode des moindres carrés</text:span></text:p>
      <text:p text:style-name="P2"><text:span text:style-name="T2"/></text:p>
      <text:p text:style-name="P2"><text:span text:style-name="T2">13) Tracer la droite d’ajustement linéaire avec le nuage de points</text:span></text:p>
      <text:p text:style-name="P1"><text:span text:style-name="T3"/></text:p>
      <text:p text:style-name="P2"><text:span text:style-name="T2">14) Sur le même graphique ajouter les moyennes des poids et des tailles </text:span><text:span text:style-name="T4">et l’équation de la droite</text:span></text:p>
      <text:p text:style-name="P2"><text:span text:style-name="T4"/></text:p>
      <text:p text:style-name="P3"><text:span text:style-name="T2">15) Calculer poids d’un enfant de tailles X= 95 cm</text:span></text:p>
      <text:p text:style-name="P3"><text:soft-page-break/><text:span text:style-name="T2">17) Tracer un histogramme des poids des enfants, idem pour la taille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18) Tracer la boite à moustache des poids des enfants, idem pour la taille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19) Tracer les boites à moustache comparative du poids en fonction du sexe, ajouter la moyenne des poids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20) Tracer les boites à moustache comparative de la Taille en fonction du sexe, ajouter la médiane des tailles</text:span></text:p>
      <text:p text:style-name="P3"><text:span text:style-name="T2"/></text:p>
      <text:p text:style-name="P3"><text:span text:style-name="T2"/></text:p>
      <text:p text:style-name="P4"><text:span text:style-name="T2">21) Dans R et R-studio : <text:s/>la Loi Binomiale <text:s/>possède 4 préfixes <text:s/>d, p, r et q<text:line-break/></text:span><text:span text:style-name="T5"> d</text:span><text:span text:style-name="T2">:densité; <text:s/></text:span><text:span text:style-name="T5">p</text:span><text:span text:style-name="T2">: probabilité; </text:span><text:span text:style-name="T5">r</text:span><text:span text:style-name="T2">:random aléatoire; </text:span><text:span text:style-name="T5">q</text:span><text:span text:style-name="T2"> : quartile</text:span></text:p>
      <text:p text:style-name="P4"><text:span text:style-name="T2"/></text:p>
      <text:p text:style-name="P4"><text:span text:style-name="T2">a) <text:s/>Calculer P(X=3) avec n=10 et p=0.3</text:span></text:p>
      <text:p text:style-name="P4"><text:span text:style-name="T2"/></text:p>
      <text:p text:style-name="P4"><text:span text:style-name="T2">b) <text:s/>Calculer P(X&lt;=3)</text:span></text:p>
      <text:p text:style-name="P4"><text:span text:style-name="T2"/></text:p>
      <text:p text:style-name="P4"><text:span text:style-name="T2">c) Calculer k pour avoir <text:s/>P(X &lt;= k) &gt;= 0.4</text:span></text:p>
      <text:p text:style-name="P4"><text:span text:style-name="T2"/></text:p>
      <text:p text:style-name="P4"><text:span text:style-name="T2">22) La densité de probabilité et fonction de répartition de la loi Binomiale</text:span></text:p>
      <text:p text:style-name="P3"><text:span text:style-name="T2">x &lt;- 0:10<text:line-break/>x<text:line-break/>prob &lt;- dbinom(x,size=10, p=0.3) <text:s text:c="2"/># Densité de probabilité<text:line-break/>tab &lt;- data.frame(x,round(prob,3)) ; tab<text:line-break/>tab$cumul &lt;- pbinom(x,size=10,p=0.3);t</text:span><text:span text:style-name="T7">ab</text:span><text:span text:style-name="T2"><text:line-break/>barplot(dbinom(x, size=10, p=0.3), col=rainbow(10), main="Densite :Loi Binomiale n=10 et p=0.3", <text:s text:c="2"/>xlab="k", ylab="P(X=k)")<text:line-break/>plot(pbinom(x,size=10,p=0.3),type="b",col=rainbow(10), main="Fonction de répartition : Loi Binomiale n=10 et p=0.3", <text:line-break/> <text:s text:c="4"/>xlab="k", ylab="P(X&lt;=k)")<text:line-break/><text:line-break/>pbinom(4,size=10,p=0.3)<text:line-break/>plot(qbinom(y,size=10,p=0.3),type="h",col=rainbow(10))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omic Sans MS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mic Sans MS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mic Sans MS" fo:font-family="'Comic Sans MS'" style:font-family-generic="script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mic Sans MS" fo:font-family="'Comic Sans MS'" style:font-family-generic="scri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mic Sans MS" fo:font-family="'Comic Sans MS'" style:font-family-generic="script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family="'Comic Sans MS'" style:font-family-generic="script"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0T11:03:14.494000000</meta:creation-date>
    <dc:date>2025-12-10T15:56:05.421000000</dc:date>
    <meta:editing-duration>PT4H15M47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1" meta:page-count="2" meta:paragraph-count="30" meta:word-count="388" meta:character-count="2511" meta:non-whitespace-character-count="2132"/>
  </office:meta>
</office:document-meta>
</file>

<file path=Object 1/content.xml><?xml version="1.0" encoding="utf-8"?>
<math xmlns="http://www.w3.org/1998/Math/MathML" display="block">
  <semantics>
    <mrow>
      <mi mathvariant="italic">IMC</mi>
      <mo stretchy="false">=</mo>
      <mfrac>
        <mi mathvariant="italic">Poids</mi>
        <msup>
          <mrow>
            <mo fence="true" form="prefix" stretchy="false">(</mo>
            <mrow>
              <mfrac>
                <mi mathvariant="italic">Taille</mi>
                <mn>100</mn>
              </mfrac>
            </mrow>
            <mo fence="true" form="postfix" stretchy="false">)</mo>
          </mrow>
          <mn>2</mn>
        </msup>
      </mfrac>
    </mrow>
    <annotation encoding="StarMath 5.0">IMC =Poids over {( Taille over 100)^2}</annotation>
  </semantics>
</math>
</file>